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38cm" fo:min-width="6.612cm"/>
    </style:style>
    <style:style style:name="gr2" style:family="graphic" style:parent-style-name="standard">
      <style:graphic-properties draw:textarea-horizontal-align="justify" draw:textarea-vertical-align="middle" draw:auto-grow-height="false" fo:min-height="1.2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383cm" fo:min-width="0.26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795cm" fo:min-width="0cm"/>
    </style:style>
    <style:style style:name="gr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889cm" fo:min-width="0.031cm"/>
    </style:style>
    <style:style style:name="gr9" style:family="graphic" style:parent-style-name="objectwithoutfill">
      <style:graphic-properties svg:stroke-width="0.051cm" svg:stroke-color="#000000" draw:marker-start-width="0.355cm" draw:marker-end-width="0.152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textarea-horizontal-align="justify" draw:textarea-vertical-align="middle" draw:auto-grow-height="false" fo:min-height="1.079cm" fo:min-width="0.262cm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112cm" svg:height="5.588cm" svg:x="6.334cm" svg:y="3.667cm">
          <draw:glue-point draw:id="4" svg:x="-5cm" svg:y="-3.636cm"/>
          <draw:glue-point draw:id="6" svg:x="-5cm" svg:y="-1.59cm"/>
          <draw:glue-point draw:id="8" svg:x="-5cm" svg:y="0.909cm"/>
          <draw:glue-point draw:id="10" svg:x="-5cm" svg:y="3.409cm"/>
          <draw:glue-point draw:id="11" svg:x="5cm" svg:y="-3.636cm"/>
          <draw:glue-point draw:id="12" svg:x="5cm" svg:y="-1.59cm"/>
          <draw:glue-point draw:id="13" svg:x="5cm" svg:y="1.59cm"/>
          <draw:glue-point draw:id="14" svg:x="5cm" svg:y="3.409cm"/>
          <text:p text:style-name="P1">QCAN2</text:p>
          <text:p text:style-name="P1">In</text:p>
          <text:p text:style-name="P1">REMOTE CALL</text:p>
          <text:p text:style-name="P1">mode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2" draw:text-style-name="P1" draw:layer="layout" svg:width="0.068cm" svg:height="1.497cm" draw:transform="skewX (0.00733038285837622) rotate (0.276634686441101) translate (2.467cm 3.26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04cm" svg:height="0.204cm" svg:x="2.397cm" svg:y="3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04cm" svg:height="0.204cm" svg:x="2.397cm" svg:y="4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62cm" svg:height="1.633cm" svg:x="2.27cm" svg:y="3.177cm">
            <draw:glue-point draw:id="4" svg:x="-2.137cm" svg:y="-4.997cm"/>
            <draw:glue-point draw:id="5" svg:x="-2.137cm" svg:y="4.997cm"/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glue-point draw:id="4" svg:x="5cm" svg:y="4.996cm"/>
          <draw:glue-point draw:id="5" svg:x="-3.333cm" svg:y="4.996cm"/>
          <draw:g>
            <draw:custom-shape draw:style-name="gr2" draw:text-style-name="P1" draw:layer="layout" svg:width="0.068cm" svg:height="1.497cm" draw:transform="skewX (0.00733038285837622) rotate (0.276634686441101) translate (2.449cm 5.169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204cm" svg:height="0.204cm" svg:x="2.379cm" svg:y="5.0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04cm" svg:height="0.204cm" svg:x="2.379cm" svg:y="6.4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0.762cm" svg:height="1.633cm" svg:x="2.27cm" svg:y="5.082cm">
            <draw:glue-point draw:id="4" svg:x="-2.137cm" svg:y="-4.997cm"/>
            <draw:glue-point draw:id="5" svg:x="-2.137cm" svg:y="4.997cm"/>
            <text:p/>
            <draw:enhanced-geometry svg:viewBox="0 0 21600 21600" draw:type="rectangle" draw:enhanced-path="M 0 0 L 21600 0 21600 21600 0 21600 0 0 Z N"/>
          </draw:custom-shape>
        </draw:g>
        <draw:g>
          <draw:glue-point draw:id="4" svg:x="5cm" svg:y="4.996cm"/>
          <draw:glue-point draw:id="5" svg:x="-3.333cm" svg:y="4.996cm"/>
          <draw:g>
            <draw:custom-shape draw:style-name="gr2" draw:text-style-name="P1" draw:layer="layout" svg:width="0.068cm" svg:height="1.497cm" draw:transform="skewX (0.00733038285837622) rotate (0.276634686441101) translate (2.449cm 7.455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204cm" svg:height="0.204cm" svg:x="2.379cm" svg:y="7.3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04cm" svg:height="0.204cm" svg:x="2.379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0.762cm" svg:height="1.633cm" svg:x="2.27cm" svg:y="7.368cm">
            <draw:glue-point draw:id="4" svg:x="-2.137cm" svg:y="-4.997cm"/>
            <draw:glue-point draw:id="5" svg:x="-2.137cm" svg:y="4.997cm"/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glue-point draw:id="4" svg:x="5cm" svg:y="4.996cm"/>
          <draw:glue-point draw:id="5" svg:x="-3.333cm" svg:y="4.996cm"/>
          <draw:g>
            <draw:custom-shape draw:style-name="gr2" draw:text-style-name="P1" draw:layer="layout" svg:width="0.068cm" svg:height="1.497cm" draw:transform="skewX (0.00733038285837622) rotate (0.276634686441101) translate (2.449cm 9.233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204cm" svg:height="0.204cm" svg:x="2.379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04cm" svg:height="0.204cm" svg:x="2.379cm" svg:y="10.5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0.762cm" svg:height="1.633cm" svg:x="2.27cm" svg:y="9.146cm">
            <draw:glue-point draw:id="4" svg:x="-2.137cm" svg:y="-4.997cm"/>
            <draw:glue-point draw:id="5" svg:x="-2.137cm" svg:y="4.997cm"/>
            <text:p/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svg:x1="3.032cm" svg:y1="5.898cm" svg:x2="6.334cm" svg:y2="5.573cm" draw:start-shape="id1" draw:end-shape="id2" draw:end-glue-point="6" svg:d="M3032 5898h1651v-325h1651" svg:viewBox="0 0 3303 326">
          <text:p/>
        </draw:connector>
        <draw:connector draw:style-name="gr5" draw:text-style-name="P1" draw:layer="layout" svg:x1="3.032cm" svg:y1="3.993cm" svg:x2="6.334cm" svg:y2="4.43cm" draw:start-shape="id3" draw:start-glue-point="1" draw:end-shape="id2" draw:end-glue-point="4" svg:d="M3032 3993h1651v437h1651" svg:viewBox="0 0 3303 438">
          <text:p/>
        </draw:connector>
        <draw:connector draw:style-name="gr5" draw:text-style-name="P1" draw:layer="layout" svg:x1="2.97cm" svg:y1="8.094cm" svg:x2="6.334cm" svg:y2="6.968cm" draw:end-shape="id2" draw:end-glue-point="8" svg:d="M2970 8094h1432v-1126h1932" svg:viewBox="0 0 3365 1127">
          <text:p/>
        </draw:connector>
        <draw:connector draw:style-name="gr5" draw:text-style-name="P1" draw:layer="layout" svg:x1="3.032cm" svg:y1="9.962cm" svg:x2="6.334cm" svg:y2="8.365cm" draw:start-shape="id4" draw:start-glue-point="1" draw:end-shape="id2" draw:end-glue-point="10" svg:d="M3032 9962h1651v-1597h1651" svg:viewBox="0 0 3303 1598">
          <text:p/>
        </draw:connector>
        <draw:frame draw:style-name="gr6" draw:text-style-name="P3" draw:layer="layout" svg:width="6.314cm" svg:height="0.962cm" svg:x="2.814cm" svg:y="1.889cm">
          <draw:text-box>
            <text:p>Remote Call Buttons</text:p>
          </draw:text-box>
        </draw:frame>
        <draw:frame draw:style-name="gr6" draw:text-style-name="P3" draw:layer="layout" svg:width="7.893cm" svg:height="0.962cm" svg:x="11.014cm" svg:y="1.816cm">
          <draw:text-box>
            <text:p>Remote Controlled Relays</text:p>
          </draw:text-box>
        </draw:frame>
        <draw:custom-shape draw:style-name="gr7" draw:text-style-name="P1" draw:layer="layout" svg:width="0.047cm" svg:height="1.045cm" draw:transform="skewX (0.00471238898038473) rotate (1.85476139609437) translate (15.922cm 3.5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42cm" svg:height="0.143cm" draw:transform="rotate (1.57812670965327) translate (15.862cm 3.5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42cm" svg:height="0.142cm" draw:transform="skewX (0.00698131700797732) rotate (1.57812670965327) translate (16.812cm 3.5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draw:layer="layout" svg:width="0.531cm" svg:height="1.139cm" draw:transform="skewX (0.000872664625997166) rotate (1.57812670965327) translate (15.863cm 3.647cm)">
          <draw:glue-point draw:id="4" svg:x="-4.96cm" svg:y="2.144cm"/>
          <draw:glue-point draw:id="5" svg:x="4.972cm" svg:y="1.98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3.446cm" svg:y1="4.43cm" svg:x2="15.986cm" svg:y2="4.399cm" draw:start-shape="id2" draw:start-glue-point="11" draw:end-shape="id5" svg:d="M13446 4430h1270v-31h1270" svg:viewBox="0 0 2541 32">
          <text:p/>
        </draw:connector>
        <draw:connector draw:style-name="gr5" draw:text-style-name="P1" draw:layer="layout" svg:x1="13.446cm" svg:y1="5.573cm" svg:x2="15.92cm" svg:y2="6.501cm" draw:start-shape="id2" draw:start-glue-point="12" svg:d="M13446 5573h1488v928h986" svg:viewBox="0 0 2475 929">
          <text:p/>
        </draw:connector>
        <draw:connector draw:style-name="gr5" draw:text-style-name="P1" draw:layer="layout" draw:line-skew="0.254cm" svg:x1="13.446cm" svg:y1="7.349cm" svg:x2="15.986cm" svg:y2="8.387cm" draw:start-shape="id2" draw:start-glue-point="13" draw:end-shape="id6" draw:end-glue-point="3" svg:d="M13446 7349h1524v1038h1016" svg:viewBox="0 0 2541 1039">
          <text:p/>
        </draw:connector>
        <draw:connector draw:style-name="gr5" draw:text-style-name="P1" draw:layer="layout" svg:x1="13.446cm" svg:y1="8.365cm" svg:x2="15.986cm" svg:y2="10.368cm" draw:start-shape="id2" draw:start-glue-point="14" draw:end-shape="id7" svg:d="M13446 8365h1270v2003h1270" svg:viewBox="0 0 2541 2004">
          <text:p/>
        </draw:connector>
        <draw:g>
          <draw:line draw:style-name="gr9" draw:text-style-name="P2" draw:layer="layout" svg:x1="10.271cm" svg:y1="1.889cm" svg:x2="9.636cm" svg:y2="2.524cm">
            <text:p/>
          </draw:line>
          <draw:line draw:style-name="gr9" draw:text-style-name="P2" draw:layer="layout" svg:x1="9.636cm" svg:y1="2.524cm" svg:x2="10.398cm" svg:y2="2.651cm">
            <text:p/>
          </draw:line>
          <draw:line draw:style-name="gr10" draw:text-style-name="P2" draw:layer="layout" svg:x1="10.398cm" svg:y1="2.651cm" svg:x2="9.382cm" svg:y2="3.413cm">
            <text:p/>
          </draw:line>
        </draw:g>
        <draw:g xml:id="id5" draw:id="id5">
          <draw:custom-shape draw:style-name="gr11" draw:text-style-name="P1" draw:layer="layout" svg:width="0.762cm" svg:height="1.329cm" svg:x="15.986cm" svg:y="3.735cm">
            <text:p/>
            <draw:enhanced-geometry svg:viewBox="0 0 21600 21600" draw:type="rectangle" draw:enhanced-path="M 0 0 L 21600 0 21600 21600 0 21600 0 0 Z N"/>
          </draw:custom-shape>
          <draw:g>
            <draw:line draw:style-name="gr12" draw:text-style-name="P2" draw:layer="layout" svg:x1="15.986cm" svg:y1="3.989cm" svg:x2="16.748cm" svg:y2="4.116cm">
              <text:p/>
            </draw:line>
            <draw:line draw:style-name="gr12" draw:text-style-name="P2" draw:layer="layout" svg:x1="15.986cm" svg:y1="4.244cm" svg:x2="16.748cm" svg:y2="4.116cm">
              <text:p/>
            </draw:line>
          </draw:g>
          <draw:g>
            <draw:line draw:style-name="gr12" draw:text-style-name="P2" draw:layer="layout" svg:x1="15.986cm" svg:y1="4.242cm" svg:x2="16.748cm" svg:y2="4.369cm">
              <text:p/>
            </draw:line>
            <draw:line draw:style-name="gr12" draw:text-style-name="P2" draw:layer="layout" svg:x1="15.986cm" svg:y1="4.497cm" svg:x2="16.748cm" svg:y2="4.369cm">
              <text:p/>
            </draw:line>
          </draw:g>
          <draw:g>
            <draw:line draw:style-name="gr12" draw:text-style-name="P2" draw:layer="layout" svg:x1="15.986cm" svg:y1="4.496cm" svg:x2="16.748cm" svg:y2="4.623cm">
              <text:p/>
            </draw:line>
            <draw:line draw:style-name="gr12" draw:text-style-name="P2" draw:layer="layout" svg:x1="15.986cm" svg:y1="4.751cm" svg:x2="16.748cm" svg:y2="4.623cm">
              <text:p/>
            </draw:line>
          </draw:g>
        </draw:g>
        <draw:custom-shape draw:style-name="gr7" draw:text-style-name="P1" draw:layer="layout" svg:width="0.047cm" svg:height="1.045cm" draw:transform="skewX (0.00471238898038473) rotate (1.85476139609437) translate (15.922cm 5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42cm" svg:height="0.143cm" draw:transform="rotate (1.57812670965327) translate (15.862cm 5.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42cm" svg:height="0.142cm" draw:transform="skewX (0.00698131700797732) rotate (1.57812670965327) translate (16.812cm 5.58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draw:layer="layout" svg:width="0.531cm" svg:height="1.139cm" draw:transform="skewX (0.000872664625997166) rotate (1.57812670965327) translate (15.863cm 5.679cm)">
          <draw:glue-point draw:id="4" svg:x="-4.96cm" svg:y="2.144cm"/>
          <draw:glue-point draw:id="5" svg:x="4.972cm" svg:y="1.98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1" draw:layer="layout" svg:width="0.762cm" svg:height="1.329cm" svg:x="15.986cm" svg:y="5.767cm">
            <text:p/>
            <draw:enhanced-geometry svg:viewBox="0 0 21600 21600" draw:type="rectangle" draw:enhanced-path="M 0 0 L 21600 0 21600 21600 0 21600 0 0 Z N"/>
          </draw:custom-shape>
          <draw:g>
            <draw:line draw:style-name="gr12" draw:text-style-name="P2" draw:layer="layout" svg:x1="15.986cm" svg:y1="6.021cm" svg:x2="16.748cm" svg:y2="6.148cm">
              <text:p/>
            </draw:line>
            <draw:line draw:style-name="gr12" draw:text-style-name="P2" draw:layer="layout" svg:x1="15.986cm" svg:y1="6.276cm" svg:x2="16.748cm" svg:y2="6.148cm">
              <text:p/>
            </draw:line>
          </draw:g>
          <draw:g>
            <draw:line draw:style-name="gr12" draw:text-style-name="P2" draw:layer="layout" svg:x1="15.986cm" svg:y1="6.274cm" svg:x2="16.748cm" svg:y2="6.401cm">
              <text:p/>
            </draw:line>
            <draw:line draw:style-name="gr12" draw:text-style-name="P2" draw:layer="layout" svg:x1="15.986cm" svg:y1="6.529cm" svg:x2="16.748cm" svg:y2="6.401cm">
              <text:p/>
            </draw:line>
          </draw:g>
          <draw:g>
            <draw:line draw:style-name="gr12" draw:text-style-name="P2" draw:layer="layout" svg:x1="15.986cm" svg:y1="6.528cm" svg:x2="16.748cm" svg:y2="6.655cm">
              <text:p/>
            </draw:line>
            <draw:line draw:style-name="gr12" draw:text-style-name="P2" draw:layer="layout" svg:x1="15.986cm" svg:y1="6.783cm" svg:x2="16.748cm" svg:y2="6.655cm">
              <text:p/>
            </draw:line>
          </draw:g>
        </draw:g>
        <draw:custom-shape draw:style-name="gr7" draw:text-style-name="P1" draw:layer="layout" svg:width="0.047cm" svg:height="1.045cm" draw:transform="skewX (0.00471238898038473) rotate (1.85476139609437) translate (15.922cm 7.4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42cm" svg:height="0.143cm" draw:transform="rotate (1.57812670965327) translate (15.862cm 7.5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42cm" svg:height="0.142cm" draw:transform="skewX (0.00698131700797732) rotate (1.57812670965327) translate (16.812cm 7.53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draw:layer="layout" svg:width="0.531cm" svg:height="1.139cm" draw:transform="skewX (0.000872664625997166) rotate (1.57812670965327) translate (15.863cm 7.635cm)">
          <draw:glue-point draw:id="4" svg:x="-4.96cm" svg:y="2.144cm"/>
          <draw:glue-point draw:id="5" svg:x="4.972cm" svg:y="1.98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custom-shape draw:style-name="gr11" draw:text-style-name="P1" draw:layer="layout" svg:width="0.762cm" svg:height="1.329cm" svg:x="15.986cm" svg:y="7.723cm">
            <text:p/>
            <draw:enhanced-geometry svg:viewBox="0 0 21600 21600" draw:type="rectangle" draw:enhanced-path="M 0 0 L 21600 0 21600 21600 0 21600 0 0 Z N"/>
          </draw:custom-shape>
          <draw:g>
            <draw:line draw:style-name="gr12" draw:text-style-name="P2" draw:layer="layout" svg:x1="15.986cm" svg:y1="7.977cm" svg:x2="16.748cm" svg:y2="8.104cm">
              <text:p/>
            </draw:line>
            <draw:line draw:style-name="gr12" draw:text-style-name="P2" draw:layer="layout" svg:x1="15.986cm" svg:y1="8.232cm" svg:x2="16.748cm" svg:y2="8.104cm">
              <text:p/>
            </draw:line>
          </draw:g>
          <draw:g>
            <draw:line draw:style-name="gr12" draw:text-style-name="P2" draw:layer="layout" svg:x1="15.986cm" svg:y1="8.23cm" svg:x2="16.748cm" svg:y2="8.357cm">
              <text:p/>
            </draw:line>
            <draw:line draw:style-name="gr12" draw:text-style-name="P2" draw:layer="layout" svg:x1="15.986cm" svg:y1="8.485cm" svg:x2="16.748cm" svg:y2="8.357cm">
              <text:p/>
            </draw:line>
          </draw:g>
          <draw:g>
            <draw:line draw:style-name="gr12" draw:text-style-name="P2" draw:layer="layout" svg:x1="15.986cm" svg:y1="8.484cm" svg:x2="16.748cm" svg:y2="8.611cm">
              <text:p/>
            </draw:line>
            <draw:line draw:style-name="gr12" draw:text-style-name="P2" draw:layer="layout" svg:x1="15.986cm" svg:y1="8.739cm" svg:x2="16.748cm" svg:y2="8.611cm">
              <text:p/>
            </draw:line>
          </draw:g>
        </draw:g>
        <draw:custom-shape draw:style-name="gr7" draw:text-style-name="P1" draw:layer="layout" svg:width="0.047cm" svg:height="1.045cm" draw:transform="skewX (0.00471238898038473) rotate (1.85476139609437) translate (15.922cm 9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42cm" svg:height="0.143cm" draw:transform="rotate (1.57812670965327) translate (15.862cm 9.5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42cm" svg:height="0.142cm" draw:transform="skewX (0.00698131700797732) rotate (1.57812670965327) translate (16.812cm 9.5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draw:layer="layout" svg:width="0.531cm" svg:height="1.139cm" draw:transform="skewX (0.000872664625997166) rotate (1.57812670965327) translate (15.863cm 9.616cm)">
          <draw:glue-point draw:id="4" svg:x="-4.96cm" svg:y="2.144cm"/>
          <draw:glue-point draw:id="5" svg:x="4.972cm" svg:y="1.98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7" draw:id="id7">
          <draw:custom-shape draw:style-name="gr11" draw:text-style-name="P1" draw:layer="layout" svg:width="0.762cm" svg:height="1.329cm" svg:x="15.986cm" svg:y="9.704cm">
            <text:p/>
            <draw:enhanced-geometry svg:viewBox="0 0 21600 21600" draw:type="rectangle" draw:enhanced-path="M 0 0 L 21600 0 21600 21600 0 21600 0 0 Z N"/>
          </draw:custom-shape>
          <draw:g>
            <draw:line draw:style-name="gr12" draw:text-style-name="P2" draw:layer="layout" svg:x1="15.986cm" svg:y1="9.958cm" svg:x2="16.748cm" svg:y2="10.085cm">
              <text:p/>
            </draw:line>
            <draw:line draw:style-name="gr12" draw:text-style-name="P2" draw:layer="layout" svg:x1="15.986cm" svg:y1="10.213cm" svg:x2="16.748cm" svg:y2="10.085cm">
              <text:p/>
            </draw:line>
          </draw:g>
          <draw:g>
            <draw:line draw:style-name="gr12" draw:text-style-name="P2" draw:layer="layout" svg:x1="15.986cm" svg:y1="10.211cm" svg:x2="16.748cm" svg:y2="10.338cm">
              <text:p/>
            </draw:line>
            <draw:line draw:style-name="gr12" draw:text-style-name="P2" draw:layer="layout" svg:x1="15.986cm" svg:y1="10.466cm" svg:x2="16.748cm" svg:y2="10.338cm">
              <text:p/>
            </draw:line>
          </draw:g>
          <draw:g>
            <draw:line draw:style-name="gr12" draw:text-style-name="P2" draw:layer="layout" svg:x1="15.986cm" svg:y1="10.465cm" svg:x2="16.748cm" svg:y2="10.592cm">
              <text:p/>
            </draw:line>
            <draw:line draw:style-name="gr12" draw:text-style-name="P2" draw:layer="layout" svg:x1="15.986cm" svg:y1="10.72cm" svg:x2="16.748cm" svg:y2="10.59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2T10:10:01.135782031</meta:creation-date>
    <dc:date>2020-07-02T11:35:32.062687946</dc:date>
    <meta:editing-duration>PT22M35S</meta:editing-duration>
    <meta:editing-cycles>7</meta:editing-cycles>
    <meta:generator>LibreOffice/6.0.7.3$Linux_X86_64 LibreOffice_project/00m0$Build-3</meta:generator>
    <meta:document-statistic meta:object-count="98"/>
  </office:meta>
</office:document-meta>
</file>